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f8100" officeooo:paragraph-rsid="001f8100"/>
    </style:style>
    <style:style style:name="P2" style:family="paragraph" style:parent-style-name="Text_20_body">
      <style:paragraph-properties fo:text-align="justify" style:justify-single-word="false"/>
      <style:text-properties officeooo:rsid="001f8100" officeooo:paragraph-rsid="001f8100"/>
    </style:style>
    <style:style style:name="P3" style:family="paragraph" style:parent-style-name="Text_20_body">
      <style:paragraph-properties fo:text-align="justify" style:justify-single-word="false"/>
      <style:text-properties officeooo:rsid="001ffbfd" officeooo:paragraph-rsid="001ffbfd"/>
    </style:style>
    <style:style style:name="P4" style:family="paragraph" style:parent-style-name="Text_20_body">
      <style:paragraph-properties fo:text-align="justify" style:justify-single-word="false"/>
      <style:text-properties officeooo:rsid="00215990" officeooo:paragraph-rsid="00215990"/>
    </style:style>
    <style:style style:name="P5" style:family="paragraph" style:parent-style-name="Text_20_body">
      <style:paragraph-properties fo:text-align="justify" style:justify-single-word="false"/>
      <style:text-properties officeooo:rsid="002344dc" officeooo:paragraph-rsid="002344dc"/>
    </style:style>
    <style:style style:name="P6" style:family="paragraph" style:parent-style-name="Text_20_body">
      <style:paragraph-properties fo:text-align="justify" style:justify-single-word="false"/>
      <style:text-properties officeooo:rsid="0024e117" officeooo:paragraph-rsid="0024e117"/>
    </style:style>
    <style:style style:name="P7" style:family="paragraph" style:parent-style-name="Text_20_body">
      <style:paragraph-properties fo:text-align="justify" style:justify-single-word="false"/>
      <style:text-properties officeooo:rsid="0025a9ef" officeooo:paragraph-rsid="0025a9ef"/>
    </style:style>
    <style:style style:name="P8" style:family="paragraph" style:parent-style-name="Title">
      <style:text-properties officeooo:rsid="001f8100" officeooo:paragraph-rsid="001f8100"/>
    </style:style>
    <style:style style:name="T1" style:family="text">
      <style:text-properties officeooo:rsid="001ffbfd"/>
    </style:style>
    <style:style style:name="T2" style:family="text">
      <style:text-properties officeooo:rsid="00215990"/>
    </style:style>
    <style:style style:name="T3" style:family="text">
      <style:text-properties officeooo:rsid="0024513f"/>
    </style:style>
    <style:style style:name="T4" style:family="text">
      <style:text-properties officeooo:rsid="0025a9ef"/>
    </style:style>
    <style:style style:name="T5" style:family="text">
      <style:text-properties officeooo:rsid="0026a0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old Dust City</text:p>
      <text:p text:style-name="P1"/>
      <text:p text:style-name="P2">Dans le désert du Nevada, il y a une ville champignon créée autour de mines d'or. A l'origine, c'etait un camp de mineurs situé dans une cuvette qui s'est développé au fur et à mesure des découvertes de filons. Situé sur une corniche au-dessus de la ville se trouve un ancien village pueblo aujourd'hui désert. Les rumeurs la qualifie de ville fantôme. Une résurgence sort de la montagne et alimente la ville en eau potable. </text:p>
      <text:p text:style-name="P2">La ville accueille environ <text:span text:style-name="T1">15</text:span>00 habitants. C'estla dernière ville avant la Californie, cependant elle ne se développe<text:span text:style-name="T5">r</text:span>a pas forcement plus, car la cuvette isole la ville et empêche le chemin de fer de parvenir jusqu'à elle. On y accède donc en diligence ou à cheval, à travers un territoir<text:span text:style-name="T5">e</text:span> hostile : désert inospitalier, indiens farouches...On y mange de la viande locale, chassée ou échangée contre de l'or avec des tribus du coin. Le reste des denrées est amené par diligence et est donc très cher. </text:p>
      <text:p text:style-name="P2">Gold Dust city est une ville âpre, principalement habitée par des hommes, même si quelques famille s'y sont aventurées. De nombreux mutés, hommes et femmes, sont venus pour essayer de faire fortune et quitter <text:span text:style-name="T1">l'étroitesse d'esprit et le suprêmacisme humain rampant inhérant aux grandes villes surpeuplées. </text:span></text:p>
      <text:p text:style-name="P3">Dans cette ville, on trouve bien sûr des loisirs (saloon, cantine, bordels...), un seul magasin général (beaucoup d'habitants vivent partiellement en autarcie), des relais de cheveux et un maréchal ferrant de l'armée qui s'y est installé avec sa compagnie. Il y a également un shérif pas très droit dans ses bottes et ses adjoints pas très fins ; un juge itinérant très corruptible passe régulièrement. Le principal notable est le croque mort qui fait aussi office de notaire. La ville accueille depuis peu un prêtre évangéliste (sans église). Il sagit d'un illuminé qui se pense missionné par Dieu lui-même et qui vit aux côtés du prêtre historique de la ville, un vieil irlandais alcoolique <text:span text:style-name="T5">et catholique </text:span>désabusé par la condition humaine. </text:p>
      <text:p text:style-name="P3">On trouve également un tailleur et un blanchisseur chinois (quelle ville n'en a pas) ?</text:p>
      <text:p text:style-name="P3">Mais la plus importante institution de la ville est sa banque, régulièrement approvisionnée et par une diligence lourdement escortée, qui se charge aussi des transferts de fonds. Tous les bandits, malfrats et desperados de l'état rêvent de la delester de son chargement, mais à ce jour, aucun n'a réussi cet exploi<text:span text:style-name="T5">t</text:span>. </text:p>
      <text:p text:style-name="P3"><text:span text:style-name="T2">U</text:span>n instituteur muté <text:span text:style-name="T2">essaie de faire, bon gré mal gré, la classe à la poignée d'enfants de la ville, mais également à quelques adultes illetrés plus ambitieux que les autres. </text:span></text:p>
      <text:p text:style-name="P4">Il faut se méfier du médecin de la ville. Il en est également le barbier et le dentiste, et sa réputation de couper ses anesthésiques à l'eau n'est pas surfaite. Pour ne pas avoir à faire à lui, certains habitants s'arrangent avec le sorcier de la tribu voisine pour se faire so<text:span text:style-name="T5">i</text:span>gner ou acheter des remèdes. </text:p>
      <text:p text:style-name="P5">Il y a bien entendu une majorité de chercheurs d'or, tous plus veules et avides les uns que les autres. Certains ont vendus leur mère pour une concession. </text:p>
      <text:p text:style-name="P5">Les femmes de bonne famille installées ici, et elle sont rares, essaient de former une ligue de la morale, très soutenues par le prêtre protestant. </text:p>
      <text:p text:style-name="P5">A Gold Dust c<text:span text:style-name="T3">i</text:span>ty, la loi n'a pas vraiment droit de cité ; les seules lois sont celles de l'or et du plus fort. On trouve d'ailleurs quelques bandits et des chasseurs de primes attirés par la population hétéroclite. </text:p>
      <text:p text:style-name="P6">La population est très métissée. On trouve des natifs américains, des esclaves en fuite qui se cachent, des mexicains, quelques asiatiques, des blancs bon teint et de nombreux mutés de toutes sortes. </text:p>
      <text:p text:style-name="P6"><text:soft-page-break/>La communauté des nains est très représentée et la barwoman est une vampire. </text:p>
      <text:p text:style-name="P6">Les maisons sont de bri<text:span text:style-name="T5">c</text:span> et de broc, el<text:span text:style-name="T5">l</text:span>es se sont construites au gré des arrivées et des moyens de chacun. Toutle monde est maçon à Gold Dust city. </text:p>
      <text:p text:style-name="P6">Quelques iroquois vendent de l'huile de castor à ceux qui peuvent se le permettre. </text:p>
      <text:p text:style-name="P6"/>
      <text:p text:style-name="P6">Steampunk : </text:p>
      <text:p text:style-name="P6">Les gens qui ont réussi se font remarquer par des améliorations corporelles parfois couteuses. La banque emploi des mercenaires améliorés. Les yeux loupe sont légion chez les chercheurs d'or. On observe également de nombreux bras foreurs (qu fonctionnent à la vapeur). <text:span text:style-name="T4">Le croque mort se vante d'avoir commandé un cheval mécanique,mais on en a jamais vu le premier poil de crinière. </text:span></text:p>
      <text:p text:style-name="P7">Le principal moyen de déplacement reste le mulet. On trouve également de nombreux chevaux et une ou deux machine à vapeur et à l"huile de castor.</text:p>
      <text:p text:style-name="P7">Un wagon fait la navette entre la ville et le mines. Il fonctionne à la vapeur et des dents crantées lui permettent d'accrocher la roche (type crémaillère). </text:p>
      <text:p text:style-name="P7">Dans les environs, il y <text:s/>des sioux parfois hostiles, parfois désireux de commercer avec les habitants de la ville ; cela dépend de leurs intérêts du mo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M25S</meta:editing-duration>
    <meta:editing-cycles>10</meta:editing-cycles>
    <meta:generator>LibreOffice/5.3.6.1$Windows_x86 LibreOffice_project/686f202eff87ef707079aeb7f485847613344eb7</meta:generator>
    <dc:date>2020-09-01T14:30:49.129000000</dc:date>
    <meta:document-statistic meta:table-count="0" meta:image-count="0" meta:object-count="0" meta:page-count="2" meta:paragraph-count="21" meta:word-count="805" meta:character-count="4754" meta:non-whitespace-character-count="3951"/>
    <meta:user-defined meta:name="Info 1"/>
    <meta:user-defined meta:name="Info 2"/>
    <meta:user-defined meta:name="Info 3"/>
    <meta:user-defined meta:name="Info 4"/>
  </office:meta>
</office:document-meta>
</file>